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meLine" style:family="table">
      <style:table-properties style:width="17cm" table:align="margins"/>
    </style:style>
    <style:style style:name="TimeLine.A" style:family="table-column">
      <style:table-column-properties style:column-width="1.896cm" style:rel-column-width="1075*"/>
    </style:style>
    <style:style style:name="TimeLine.B" style:family="table-column">
      <style:table-column-properties style:column-width="9.437cm" style:rel-column-width="5350*"/>
    </style:style>
    <style:style style:name="TimeLine.C" style:family="table-column">
      <style:table-column-properties style:column-width="5.667cm" style:rel-column-width="3213*"/>
    </style:style>
    <style:style style:name="TimeLine.A1" style:family="table-cell">
      <style:table-cell-properties fo:padding="0.097cm" fo:border-left="0.05pt solid #000000" fo:border-right="none" fo:border-top="0.05pt solid #000000" fo:border-bottom="0.05pt solid #000000"/>
    </style:style>
    <style:style style:name="TimeLine.C1" style:family="table-cell">
      <style:table-cell-properties fo:padding="0.097cm" fo:border="0.05pt solid #000000"/>
    </style:style>
    <style:style style:name="TimeLine.A2" style:family="table-cell">
      <style:table-cell-properties fo:padding="0.097cm" fo:border-left="0.05pt solid #000000" fo:border-right="none" fo:border-top="none" fo:border-bottom="0.05pt solid #000000"/>
    </style:style>
    <style:style style:name="TimeLin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69fc" officeooo:paragraph-rsid="001469fc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69fc" officeooo:paragraph-rsid="001469fc" style:font-weight-asian="bold" style:font-weight-complex="bold"/>
    </style:style>
    <style:style style:name="P3" style:family="paragraph" style:parent-style-name="Table_20_Contents">
      <style:text-properties officeooo:rsid="00165891" officeooo:paragraph-rsid="00165891"/>
    </style:style>
    <style:style style:name="P4" style:family="paragraph" style:parent-style-name="Table_20_Contents">
      <style:text-properties officeooo:rsid="00165891" officeooo:paragraph-rsid="001469fc"/>
    </style:style>
    <style:style style:name="P5" style:family="paragraph" style:parent-style-name="Table_20_Contents">
      <style:text-properties officeooo:rsid="00165891" officeooo:paragraph-rsid="00165891"/>
    </style:style>
    <style:style style:name="P6" style:family="paragraph" style:parent-style-name="Table_20_Contents">
      <style:text-properties officeooo:paragraph-rsid="001ad8e3"/>
    </style:style>
    <style:style style:name="P7" style:family="paragraph" style:parent-style-name="Table_20_Contents">
      <style:text-properties officeooo:rsid="001ebdd8" officeooo:paragraph-rsid="001ebdd8"/>
    </style:style>
    <style:style style:name="P8" style:family="paragraph" style:parent-style-name="Table_20_Contents">
      <style:text-properties officeooo:rsid="001469fc" officeooo:paragraph-rsid="0020908b"/>
    </style:style>
    <style:style style:name="P9" style:family="paragraph" style:parent-style-name="Table_20_Contents">
      <style:text-properties officeooo:rsid="001469fc" officeooo:paragraph-rsid="0024283f"/>
    </style:style>
    <style:style style:name="P10" style:family="paragraph" style:parent-style-name="Table_20_Contents">
      <style:text-properties officeooo:rsid="0020439f" officeooo:paragraph-rsid="0020439f"/>
    </style:style>
    <style:style style:name="P11" style:family="paragraph" style:parent-style-name="Table_20_Contents">
      <style:text-properties officeooo:rsid="0020439f" officeooo:paragraph-rsid="0020908b"/>
    </style:style>
    <style:style style:name="P12" style:family="paragraph" style:parent-style-name="Table_20_Contents">
      <style:text-properties officeooo:rsid="001ad8e3" officeooo:paragraph-rsid="0020908b"/>
    </style:style>
    <style:style style:name="P13" style:family="paragraph" style:parent-style-name="Table_20_Contents">
      <style:text-properties officeooo:rsid="0020908b" officeooo:paragraph-rsid="0020908b"/>
    </style:style>
    <style:style style:name="P14" style:family="paragraph" style:parent-style-name="Table_20_Contents">
      <style:text-properties officeooo:rsid="001c7d1c" officeooo:paragraph-rsid="00212c70"/>
    </style:style>
    <style:style style:name="P15" style:family="paragraph" style:parent-style-name="Table_20_Contents">
      <style:text-properties officeooo:rsid="00212c70" officeooo:paragraph-rsid="00212c70"/>
    </style:style>
    <style:style style:name="P16" style:family="paragraph" style:parent-style-name="Table_20_Contents">
      <style:text-properties officeooo:rsid="00220a20" officeooo:paragraph-rsid="00220a20"/>
    </style:style>
    <style:style style:name="P17" style:family="paragraph" style:parent-style-name="Table_20_Contents">
      <style:text-properties officeooo:rsid="00236421" officeooo:paragraph-rsid="00236421"/>
    </style:style>
    <style:style style:name="P18" style:family="paragraph" style:parent-style-name="Table_20_Contents">
      <style:text-properties officeooo:rsid="0026a3a4" officeooo:paragraph-rsid="0026a3a4"/>
    </style:style>
    <style:style style:name="P19" style:family="paragraph" style:parent-style-name="Table_20_Contents">
      <style:text-properties officeooo:rsid="0026a3a4" officeooo:paragraph-rsid="00284ddc"/>
    </style:style>
    <style:style style:name="P20" style:family="paragraph" style:parent-style-name="Table_20_Contents">
      <style:text-properties officeooo:paragraph-rsid="0026a3a4"/>
    </style:style>
    <style:style style:name="P21" style:family="paragraph" style:parent-style-name="Table_20_Contents">
      <style:text-properties officeooo:rsid="002890ae" officeooo:paragraph-rsid="002890ae"/>
    </style:style>
    <style:style style:name="P22" style:family="paragraph" style:parent-style-name="Table_20_Contents">
      <style:text-properties officeooo:rsid="002a029f" officeooo:paragraph-rsid="002a029f"/>
    </style:style>
    <style:style style:name="P23" style:family="paragraph" style:parent-style-name="Table_20_Contents">
      <style:text-properties officeooo:rsid="002a029f" officeooo:paragraph-rsid="003af5ec"/>
    </style:style>
    <style:style style:name="P24" style:family="paragraph" style:parent-style-name="Table_20_Contents">
      <style:text-properties officeooo:rsid="002d591d" officeooo:paragraph-rsid="002d591d"/>
    </style:style>
    <style:style style:name="P25" style:family="paragraph" style:parent-style-name="Table_20_Contents">
      <style:text-properties officeooo:paragraph-rsid="00320d38"/>
    </style:style>
    <style:style style:name="P26" style:family="paragraph" style:parent-style-name="Table_20_Contents">
      <style:text-properties officeooo:rsid="0033e37f" officeooo:paragraph-rsid="0033e37f"/>
    </style:style>
    <style:style style:name="P27" style:family="paragraph" style:parent-style-name="Table_20_Contents">
      <style:text-properties officeooo:rsid="0038c51a" officeooo:paragraph-rsid="0038c51a"/>
    </style:style>
    <style:style style:name="P28" style:family="paragraph" style:parent-style-name="Table_20_Contents">
      <style:text-properties officeooo:paragraph-rsid="0038c51a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45a83" officeooo:paragraph-rsid="00445a83" style:font-weight-asian="bold" style:font-weight-complex="bold"/>
    </style:style>
    <style:style style:name="P30" style:family="paragraph" style:parent-style-name="Table_20_Contents">
      <style:text-properties officeooo:rsid="00445a83" officeooo:paragraph-rsid="00445a83"/>
    </style:style>
    <style:style style:name="P31" style:family="paragraph" style:parent-style-name="Table_20_Contents">
      <style:text-properties officeooo:rsid="00445a83" officeooo:paragraph-rsid="00455496"/>
    </style:style>
    <style:style style:name="P32" style:family="paragraph" style:parent-style-name="Table_20_Contents">
      <style:text-properties officeooo:rsid="00455496" officeooo:paragraph-rsid="00455496"/>
    </style:style>
    <style:style style:name="P33" style:family="paragraph" style:parent-style-name="Table_20_Contents">
      <style:text-properties officeooo:rsid="00476248" officeooo:paragraph-rsid="00476248"/>
    </style:style>
    <style:style style:name="P34" style:family="paragraph" style:parent-style-name="Table_20_Contents">
      <style:text-properties officeooo:rsid="0048d861" officeooo:paragraph-rsid="0048d861"/>
    </style:style>
    <style:style style:name="P35" style:family="paragraph" style:parent-style-name="Table_20_Contents">
      <style:text-properties officeooo:rsid="004a3dba" officeooo:paragraph-rsid="004a3dba"/>
    </style:style>
    <style:style style:name="P36" style:family="paragraph" style:parent-style-name="Table_20_Contents">
      <style:text-properties officeooo:rsid="004a3dba" officeooo:paragraph-rsid="004c05ea"/>
    </style:style>
    <style:style style:name="P37" style:family="paragraph" style:parent-style-name="Table_20_Contents">
      <style:text-properties officeooo:rsid="004c05ea" officeooo:paragraph-rsid="004c05ea"/>
    </style:style>
    <style:style style:name="P38" style:family="paragraph" style:parent-style-name="Table_20_Contents">
      <style:text-properties officeooo:rsid="004cbbfd" officeooo:paragraph-rsid="004de187"/>
    </style:style>
    <style:style style:name="P39" style:family="paragraph" style:parent-style-name="Table_20_Contents">
      <style:text-properties officeooo:rsid="004de187" officeooo:paragraph-rsid="004de187"/>
    </style:style>
    <style:style style:name="P40" style:family="paragraph" style:parent-style-name="Table_20_Contents">
      <style:text-properties officeooo:rsid="004e586d" officeooo:paragraph-rsid="004e586d"/>
    </style:style>
    <style:style style:name="P41" style:family="paragraph" style:parent-style-name="Table_20_Contents">
      <style:text-properties officeooo:rsid="00513fcb" officeooo:paragraph-rsid="00513fcb"/>
    </style:style>
    <style:style style:name="P42" style:family="paragraph" style:parent-style-name="Table_20_Contents">
      <style:text-properties officeooo:rsid="00513fcb" officeooo:paragraph-rsid="0055e37c"/>
    </style:style>
    <style:style style:name="P43" style:family="paragraph" style:parent-style-name="Table_20_Contents">
      <style:text-properties officeooo:rsid="0052ea6e" officeooo:paragraph-rsid="0052ea6e"/>
    </style:style>
    <style:style style:name="P44" style:family="paragraph" style:parent-style-name="Table_20_Contents">
      <style:text-properties officeooo:rsid="00543593" officeooo:paragraph-rsid="00543593"/>
    </style:style>
    <style:style style:name="P45" style:family="paragraph" style:parent-style-name="Table_20_Contents">
      <style:text-properties officeooo:rsid="00574023" officeooo:paragraph-rsid="00574023"/>
    </style:style>
    <style:style style:name="P46" style:family="paragraph" style:parent-style-name="Table_20_Contents">
      <style:text-properties officeooo:rsid="0057a973" officeooo:paragraph-rsid="0057a973"/>
    </style:style>
    <style:style style:name="P47" style:family="paragraph" style:parent-style-name="Table_20_Contents">
      <style:text-properties officeooo:rsid="0058f6d0" officeooo:paragraph-rsid="0058f6d0"/>
    </style:style>
    <style:style style:name="P48" style:family="paragraph" style:parent-style-name="Table_20_Contents">
      <style:text-properties officeooo:rsid="005a9e26" officeooo:paragraph-rsid="005a9e26"/>
    </style:style>
    <style:style style:name="P49" style:family="paragraph" style:parent-style-name="Table_20_Contents">
      <style:text-properties officeooo:rsid="005c9dc0" officeooo:paragraph-rsid="005c9dc0"/>
    </style:style>
    <style:style style:name="P50" style:family="paragraph" style:parent-style-name="Table_20_Contents">
      <style:text-properties officeooo:rsid="005e4c5a" officeooo:paragraph-rsid="005e4c5a"/>
    </style:style>
    <style:style style:name="P51" style:family="paragraph" style:parent-style-name="Table_20_Contents">
      <style:text-properties officeooo:rsid="005f3a22" officeooo:paragraph-rsid="005f3a22"/>
    </style:style>
    <style:style style:name="P52" style:family="paragraph" style:parent-style-name="Text_20_body">
      <style:text-properties fo:language="ru" fo:country="RU" officeooo:rsid="001ad8e3" officeooo:paragraph-rsid="0020908b"/>
    </style:style>
    <style:style style:name="P53" style:family="paragraph" style:parent-style-name="Text_20_body" style:list-style-name="L1">
      <style:text-properties fo:language="ru" fo:country="RU" officeooo:paragraph-rsid="0020908b"/>
    </style:style>
    <style:style style:name="P54" style:family="paragraph" style:parent-style-name="Text_20_body">
      <style:text-properties fo:language="ru" fo:country="RU" officeooo:paragraph-rsid="0020908b"/>
    </style:style>
    <style:style style:name="P55" style:family="paragraph" style:parent-style-name="Text_20_body">
      <style:text-properties fo:language="ru" fo:country="RU" officeooo:rsid="001c7d1c" officeooo:paragraph-rsid="00212c70"/>
    </style:style>
    <style:style style:name="P56" style:family="paragraph" style:parent-style-name="Text_20_body">
      <style:text-properties officeooo:paragraph-rsid="00212c70"/>
    </style:style>
    <style:style style:name="P57" style:family="paragraph" style:parent-style-name="Text_20_body">
      <style:text-properties officeooo:rsid="002b7665" officeooo:paragraph-rsid="002fda21"/>
    </style:style>
    <style:style style:name="P58" style:family="paragraph" style:parent-style-name="Text_20_body">
      <style:text-properties officeooo:rsid="002fda21" officeooo:paragraph-rsid="002fda21"/>
    </style:style>
    <style:style style:name="P59" style:family="paragraph" style:parent-style-name="Text_20_body">
      <style:text-properties officeooo:rsid="0031e42a" officeooo:paragraph-rsid="0031e42a"/>
    </style:style>
    <style:style style:name="P60" style:family="paragraph" style:parent-style-name="Text_20_body">
      <style:text-properties officeooo:rsid="004a3dba" officeooo:paragraph-rsid="004a3dba"/>
    </style:style>
    <style:style style:name="P61" style:family="paragraph" style:parent-style-name="Text_20_body">
      <style:text-properties officeooo:rsid="004f989f" officeooo:paragraph-rsid="004f989f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1469fc" officeooo:paragraph-rsid="003c6705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3c6705" officeooo:paragraph-rsid="003c6705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3c6705" officeooo:paragraph-rsid="003e492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e492f" officeooo:paragraph-rsid="003e492f" style:font-weight-asian="normal" style:font-weight-complex="normal"/>
    </style:style>
    <style:style style:name="T1" style:family="text">
      <style:text-properties officeooo:rsid="001469fc"/>
    </style:style>
    <style:style style:name="T2" style:family="text">
      <style:text-properties officeooo:rsid="001ad8e3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officeooo:rsid="0020908b"/>
    </style:style>
    <style:style style:name="T6" style:family="text">
      <style:text-properties fo:language="ru" fo:country="RU" officeooo:rsid="00212c70"/>
    </style:style>
    <style:style style:name="T7" style:family="text">
      <style:text-properties officeooo:rsid="001cf673"/>
    </style:style>
    <style:style style:name="T8" style:family="text">
      <style:text-properties officeooo:rsid="001e8252"/>
    </style:style>
    <style:style style:name="T9" style:family="text">
      <style:text-properties officeooo:rsid="0020439f"/>
    </style:style>
    <style:style style:name="T10" style:family="text">
      <style:text-properties officeooo:rsid="0020908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12c70"/>
    </style:style>
    <style:style style:name="T15" style:family="text">
      <style:text-properties officeooo:rsid="00264863"/>
    </style:style>
    <style:style style:name="T16" style:family="text">
      <style:text-properties officeooo:rsid="0026a3a4"/>
    </style:style>
    <style:style style:name="T17" style:family="text">
      <style:text-properties officeooo:rsid="00284ddc"/>
    </style:style>
    <style:style style:name="T18" style:family="text">
      <style:text-properties officeooo:rsid="002d591d"/>
    </style:style>
    <style:style style:name="T19" style:family="text">
      <style:text-properties officeooo:rsid="002e61ae"/>
    </style:style>
    <style:style style:name="T20" style:family="text">
      <style:text-properties officeooo:rsid="002fda21"/>
    </style:style>
    <style:style style:name="T21" style:family="text">
      <style:text-properties officeooo:rsid="00301085"/>
    </style:style>
    <style:style style:name="T22" style:family="text">
      <style:text-properties officeooo:rsid="00320d38"/>
    </style:style>
    <style:style style:name="T23" style:family="text">
      <style:text-properties officeooo:rsid="0037cde7"/>
    </style:style>
    <style:style style:name="T24" style:family="text">
      <style:text-properties officeooo:rsid="0038c51a"/>
    </style:style>
    <style:style style:name="T25" style:family="text">
      <style:text-properties officeooo:rsid="003af5ec"/>
    </style:style>
    <style:style style:name="T26" style:family="text">
      <style:text-properties officeooo:rsid="003c6705"/>
    </style:style>
    <style:style style:name="T27" style:family="text">
      <style:text-properties officeooo:rsid="003fdc46"/>
    </style:style>
    <style:style style:name="T28" style:family="text">
      <style:text-properties officeooo:rsid="00433973"/>
    </style:style>
    <style:style style:name="T29" style:family="text">
      <style:text-properties officeooo:rsid="00455496"/>
    </style:style>
    <style:style style:name="T30" style:family="text">
      <style:text-properties officeooo:rsid="004de187"/>
    </style:style>
    <style:style style:name="T31" style:family="text">
      <style:text-properties officeooo:rsid="004f275f"/>
    </style:style>
    <style:style style:name="T32" style:family="text">
      <style:text-properties officeooo:rsid="0055e37c"/>
    </style:style>
    <style:style style:name="T33" style:family="text">
      <style:text-properties officeooo:rsid="0057e054"/>
    </style:style>
    <style:style style:name="T34" style:family="text">
      <style:text-properties officeooo:rsid="005ee49f"/>
    </style:style>
    <style:style style:name="T35" style:family="text">
      <style:text-properties officeooo:rsid="005f04c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Сценарий <text:span text:style-name="T26">фильма</text:span></text:p>
      <text:p text:style-name="P62"><text:span text:style-name="T26">«Народная сеть</text:span> Пандор<text:span text:style-name="T26">а</text:span>»</text:p>
      <text:p text:style-name="P63"/>
      <text:p text:style-name="P63">Автор: Михаил Галюк. <text:span text:style-name="T27">Дата: 01.05.2015</text:span></text:p>
      <text:p text:style-name="P65"><text:span text:style-name="T34">Синопсис</text:span>: фильм повествует о проблемах общества <text:span text:style-name="T28">21 века</text:span>, сложившихся на социальном, экономическом и политических уровнях. Рассказывает о новом типе распределённой информационной компьютерной системы, которая является общественным достоянием, принадлежит сразу всем и контролируется каждым в <text:span text:style-name="T28">зоне своего действия</text:span>.</text:p>
      <text:p text:style-name="P64"/>
      <table:table table:name="TimeLine" table:style-name="TimeLine">
        <table:table-column table:style-name="TimeLine.A"/>
        <table:table-column table:style-name="TimeLine.B"/>
        <table:table-column table:style-name="TimeLine.C"/>
        <table:table-row>
          <table:table-cell table:style-name="TimeLine.A1" office:value-type="string">
            <text:p text:style-name="P29">Эпизод</text:p>
          </table:table-cell>
          <table:table-cell table:style-name="TimeLine.A1" office:value-type="string">
            <text:p text:style-name="P2">Действие</text:p>
          </table:table-cell>
          <table:table-cell table:style-name="TimeLine.C1" office:value-type="string">
            <text:p text:style-name="P2">Обстановка</text:p>
          </table:table-cell>
        </table:table-row>
        <table:table-row>
          <table:table-cell table:style-name="TimeLine.A2" office:value-type="string">
            <text:p text:style-name="P34">Название</text:p>
          </table:table-cell>
          <table:table-cell table:style-name="TimeLine.A2" office:value-type="string">
            <text:p text:style-name="P30">Титры:</text:p>
            <text:p text:style-name="P4">«Народная сеть Пандора.</text:p>
            <text:p text:style-name="P48">мир в твоих руках</text:p>
            <text:p text:style-name="P3"><text:span text:style-name="T2">ф</text:span>ильм снят по <text:span text:style-name="T2">заказу</text:span> сообщества</text:p>
            <text:p text:style-name="P3">vk.com/pandoranet»</text:p>
          </table:table-cell>
          <table:table-cell table:style-name="TimeLine.C2" office:value-type="string">
            <text:p text:style-name="P1">Звука нет.</text:p>
            <text:p text:style-name="P3">Заглавие посередине, остальное внизу мелкими буквами. <text:span text:style-name="T2">5 сек.</text:span></text:p>
            <text:p text:style-name="P33">Затухание 2 сек.</text:p>
          </table:table-cell>
        </table:table-row>
        <table:table-row>
          <table:table-cell table:style-name="TimeLine.A2" office:value-type="string">
            <text:p text:style-name="P32">Привет</text:p>
          </table:table-cell>
          <table:table-cell table:style-name="TimeLine.A2" office:value-type="string">
            <text:p text:style-name="P31">Галюк <text:span text:style-name="T29">(сидит перед камерой по пояс)</text:span>:</text:p>
            <text:p text:style-name="P6">«<text:span text:style-name="T1">Привет! Меня зовут Михаил Галюк. Сегодня я расскажу вам о концепте социальной сети нового типа.</text:span></text:p>
            <text:p text:style-name="P6"/>
            <text:p text:style-name="P49">Я не любитель всех этих видео, но похоже выросло поколение ютуб, которое только видео ролики и воспринимает.</text:p>
            <text:p text:style-name="P6"/>
            <text:p text:style-name="P47">Я хотел сделать бухгалтерию. Потом эл. Магазин. Потом добавить видео общение. Потом встроить платёжную систему. Потом сеть доверия.</text:p>
            <text:p text:style-name="P6"/>
            <text:p text:style-name="P46">О проекте, идея которого 2 года витает в воздухе, но который до сих пор не реализован. Не реализован не потому, что он технически не реализуем (технически-то он как раз реализуем), а поточу что узкая группа доминирующих мартышек, доворачивает гайки, а другая группа терпеливых мартышек, бездеятельно созерцает это. <text:span text:style-name="T33">Наблюдая эту картину, а также зная историю вида гомо сапиенс, я предполагаю, что проект так и не будет реализован. Но всё же я чувствую своим долгом рассказать о проекте, тем более уже несколько симпатичных мне человек слёзно просили меня сделать хоть какой-то видеоролик о Пандоре.</text:span></text:p>
            <text:p text:style-name="P7"/>
            <text:p text:style-name="P7">Pandora – это распределенная (p2p) информационная система, включающая в себя функции социальной сети (аналогично facebook или vkontakte), средства голосового и видео общения (skype), энциклопедии (wikipedia), обмена файлами (torrent), деловой системы (1C), электронного магазина (ebay), реестра законов и стандартов (Консультант+), совместной работы <text:soft-page-break/>над проектами (git), а также систему голосования и рейтингов (democratia2.ru).</text:p>
            <text:p text:style-name="P7"/>
            <text:p text:style-name="P7">Пандора может использоваться для личного общения, ведения бизнеса, создания проектов и совместного управления обществом».</text:p>
          </table:table-cell>
          <table:table-cell table:style-name="TimeLine.C2" office:value-type="string">
            <text:p text:style-name="P9"><text:span text:style-name="T8">Титры внизу</text:span></text:p>
            <text:p text:style-name="P9">«Михаил Галюк</text:p>
            <text:p text:style-name="P9"><text:span text:style-name="T15">создатель</text:span> сети».</text:p>
            <text:p text:style-name="P9"/>
            <text:p text:style-name="P33">Нарастание 1 сек.</text:p>
            <text:p text:style-name="P33"/>
            <text:p text:style-name="P50">Целевая аудитория: программисты и малолетние долбоёбы.</text:p>
          </table:table-cell>
        </table:table-row>
        <table:table-row>
          <table:table-cell table:style-name="TimeLine.A2" office:value-type="string">
            <text:p text:style-name="P35">Аватар</text:p>
          </table:table-cell>
          <table:table-cell table:style-name="TimeLine.A2" office:value-type="string">
            <text:p text:style-name="P6">«<text:span text:style-name="T9">Каждое дерево...»</text:span></text:p>
          </table:table-cell>
          <table:table-cell table:style-name="TimeLine.C2" office:value-type="string">
            <text:p text:style-name="P10">Фрагмент из «Аватар<text:span text:style-name="T35">а»</text:span></text:p>
          </table:table-cell>
        </table:table-row>
        <table:table-row>
          <table:table-cell table:style-name="TimeLine.A2" office:value-type="string">
            <text:p text:style-name="P35">Веб</text:p>
          </table:table-cell>
          <table:table-cell table:style-name="TimeLine.A2" office:value-type="string">
            <text:p text:style-name="P25">«<text:span text:style-name="T22">Сегодня и программисты, и соответственно, пользователи помешались на вебе: HTML5, браузер, веб-сервер, сайты, сайты, сайты..</text:span></text:p>
            <text:p text:style-name="P25"/>
            <text:p text:style-name="P27">Обширный веб-браузер головного мозга.</text:p>
            <text:p text:style-name="P28"><text:span text:style-name="T22">Как будто кроме веба в компьютерных сетях ничего не может быть.</text:span></text:p>
            <text:p text:style-name="P28"/>
            <text:p text:style-name="P28"><text:span text:style-name="T22">Мне иногда кажется, что правительства и подчинённые им структуры специально пропихнули технологию веба, чтобы получить контроль над населением.</text:span></text:p>
            <text:p text:style-name="P28"/>
            <text:p text:style-name="P28"><text:span text:style-name="T24">Пользователям всё равно. А среди программистов мода на веб поддерживается искусственно, как например мода на тощих героиновых моделей в 90х»</text:span></text:p>
          </table:table-cell>
          <table:table-cell table:style-name="TimeLine.C2" office:value-type="string">
            <text:p text:style-name="P26">Цель: критика веба</text:p>
          </table:table-cell>
        </table:table-row>
        <table:table-row>
          <table:table-cell table:style-name="TimeLine.A2" office:value-type="string">
            <text:p text:style-name="P35">Сети</text:p>
          </table:table-cell>
          <table:table-cell table:style-name="TimeLine.A2" office:value-type="string">
            <text:p text:style-name="P13">«<text:span text:style-name="T3">Компьютерные сети прочно вошли в нашу жизнь. Зачем нам сети? Мы узнаём новое, общаемся с близкими, заключаем сделки, участвуем в разработке проектов, управляем процессами»</text:span></text:p>
          </table:table-cell>
          <table:table-cell table:style-name="TimeLine.C2" office:value-type="string">
            <text:p text:style-name="P11"/>
          </table:table-cell>
        </table:table-row>
        <table:table-row>
          <table:table-cell table:style-name="TimeLine.A2" office:value-type="string">
            <text:p text:style-name="P35">Вконтакт</text:p>
          </table:table-cell>
          <table:table-cell table:style-name="TimeLine.A2" office:value-type="string">
            <text:p text:style-name="P12">«<text:span text:style-name="T10">Существующие </text:span><text:span text:style-name="T3">сервисы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»</text:span></text:p>
          </table:table-cell>
          <table:table-cell table:style-name="TimeLine.C2" office:value-type="string">
            <text:p text:style-name="P12"><text:span text:style-name="T3">Схема </text:span><text:span text:style-name="T6">сетей</text:span><text:span text:style-name="T3"> вк</text:span><text:span text:style-name="T6">онтакте</text:span><text:span text:style-name="T3"> </text:span><text:span text:style-name="T5">и</text:span><text:span text:style-name="T3"> фейс</text:span><text:span text:style-name="T6">бук</text:span><text:span text:style-name="T3">а.</text:span></text:p>
          </table:table-cell>
        </table:table-row>
        <table:table-row>
          <table:table-cell table:style-name="TimeLine.A2" office:value-type="string">
            <text:p text:style-name="P35">Центры</text:p>
          </table:table-cell>
          <table:table-cell table:style-name="TimeLine.A2" office:value-type="string">
            <text:p text:style-name="P12">«<text:span text:style-name="T5">Проблема первая, м</text:span><text:span text:style-name="T3">ы доверяем свою информацию обезличенным корпорациям. </text:span><text:span text:style-name="T5">Мы полагаем</text:span><text:span text:style-name="T3">, что в корпорациях работают порядочные люди, которые уважают наше доверие. </text:span><text:span text:style-name="T4">Но в корпорациях могут быть люди, которые распоряжаются вверенной им информацией преследуя свои умыслы».</text:span></text:p>
            <text:p text:style-name="P12"><text:span text:style-name="T4"/></text:p>
            <text:p text:style-name="P54"><text:soft-page-break/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11">Но среди государственных служащих могут быть люди, которые преследуют интересы определенных групп</text:span>.</text:p>
            <text:p text:style-name="P54"><text:span text:style-name="T12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, и </text:span>системы перестают работать,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и данные. <text:span text:style-name="T11">Централизованные сервисы физически уязвимы и подчинены воле определенных лиц</text:span><text:span text:style-name="T12">.</text:span></text:p>
            <text:p text:style-name="P54">В трёх словах: <text:span text:style-name="T13">центры подвержены утечкам, цензуре и краху</text:span>.</text:p>
            <text:p text:style-name="P54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новую головоломку?</text:p>
            <text:p text:style-name="P54">Не слишком ли это, лишь для того чтобы:</text:p>
            <text:list xml:id="list2148784682649064656" text:style-name="L1">
              <text:list-item>
                <text:p text:style-name="P53">узнавать новое;</text:p>
              </text:list-item>
              <text:list-item>
                <text:p text:style-name="P53">общаться с близкими;</text:p>
              </text:list-item>
              <text:list-item>
                <text:p text:style-name="P53">заключать сделки;</text:p>
              </text:list-item>
              <text:list-item>
                <text:p text:style-name="P53">совместно разрабатывать проекты;</text:p>
              </text:list-item>
              <text:list-item>
                <text:p text:style-name="P53">контролировать процессы.</text:p>
              </text:list-item>
            </text:list>
            <text:p text:style-name="P54"><text:soft-page-break/>Не слишком ли много порождено сущностей для наших простых задач?</text:p>
            <text:p text:style-name="P52"><text:span text:style-name="T4">Не слишком ли дорогую цену мы платим?</text:span></text:p>
          </table:table-cell>
          <table:table-cell table:style-name="TimeLine.C2" office:value-type="string">
            <text:p text:style-name="P8">Автор сидит перед камерой по пояс.</text:p>
            <text:p text:style-name="P11">Цель: <text:span text:style-name="T10">обозначить проблему</text:span>.</text:p>
          </table:table-cell>
        </table:table-row>
        <table:table-row>
          <table:table-cell table:style-name="TimeLine.A2" office:value-type="string">
            <text:p text:style-name="P60">Пандора</text:p>
          </table:table-cell>
          <table:table-cell table:style-name="TimeLine.A2" office:value-type="string">
            <text:p text:style-name="P56"><text:span text:style-name="T3">Pandora – это компьютерная программа, которая хранит ваши данные, данные ваших близких, друзей, партнёров и единомышленников. Пандора имеет встроенную криптографию, позволяет строить схемы доверия, в которых идёт защищенный обмен данными. Узлы Пандоры объединяются в подсети, а отдельные подсети связываются в глобальную мировую сеть.</text:span></text:p>
            <text:p text:style-name="P55">Пандора предоставляет функционал социальной сети (наподобие facebook или vkontakte), средства голосового и видео общения (skype), публичной энциклопедии (wikipedia), деловой системы (1C), электронного магазина (ebay), платежной системы (paypal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    </table:table-cell>
          <table:table-cell table:style-name="TimeLine.C2" office:value-type="string">
            <text:p text:style-name="P15">Скриншоты программы</text:p>
            <text:p text:style-name="P14"/>
            <text:p text:style-name="P14">Сх<text:span text:style-name="T14">ема</text:span> <text:span text:style-name="T14">сети </text:span>Пандоры</text:p>
            <text:p text:style-name="P14"/>
            <text:p text:style-name="P16">Цель: описание Пандоры</text:p>
          </table:table-cell>
        </table:table-row>
        <table:table-row>
          <table:table-cell table:style-name="TimeLine.A2" office:value-type="string">
            <text:p text:style-name="P60">Разница</text:p>
          </table:table-cell>
          <table:table-cell table:style-name="TimeLine.A2" office:value-type="string">
            <text:p text:style-name="P57">«Когда пользователь вконтакте добавляет свою фотографию в альбом, по сути он <text:span text:style-name="T19">вы</text:span>ружает фото <text:span text:style-name="T19">со своего жёсткого диска</text:span> на сервер корпорации, владеющей вконтакте. Затем ваши друзья, <text:span text:style-name="T19">запустив</text:span> браузеры, заходят на <text:span text:style-name="T19">веб-сервер</text:span> вконтакте и загружают вашу фотографию в во временный кеш <text:span text:style-name="T19">своего жёсткого диска</text:span>. Большинство пользователи до конца не понимают как происходит файлообмен в <text:span text:style-name="T18">централизованных сетях</text:span>. <text:span text:style-name="T18">К</text:span>огда я говорю, что фото каждый раз загружается при просмотре, пользователи <text:span text:style-name="T18">удивляются</text:span>: «Зачем загружа<text:span text:style-name="T20">ются</text:span>? Я же только посмотрел». После просмотра фото какое-то время лежит в кеше, а потом исчезает. Если вы или ваши друзья снова хотите посмотреть фото, то снова должны заходить на сайт корпорации и скачивать фото.</text:p>
            <text:p text:style-name="P58">Если допустим завтра владелец вконтакте решит <text:soft-page-break/>останавить свою сеть, он её остановит, и все ваши данные окажутся недоступными, ну или допустим, если в дата-центр, расположенный возле Санкт-Петербурга попадёт крылатая ракета, данные 300 миллионов человек <text:s/>будут уничтожены.</text:p>
            <text:p text:style-name="P58"><text:span text:style-name="T21">Московский п</text:span>ожар в централизованном хранилище <text:span text:style-name="T21">книг</text:span> ИНИОН <text:span text:style-name="T21">ярко продемонстрировал, как в одно мгновение может быть уничтожено народное достояние, которое собирали столетиями.</text:span></text:p>
          </table:table-cell>
          <table:table-cell table:style-name="TimeLine.C2" office:value-type="string">
            <text:p text:style-name="P24"/>
          </table:table-cell>
        </table:table-row>
        <table:table-row>
          <table:table-cell table:style-name="TimeLine.A2" office:value-type="string">
            <text:p text:style-name="P59"/>
          </table:table-cell>
          <table:table-cell table:style-name="TimeLine.A2" office:value-type="string">
            <text:p text:style-name="P59">Данные в распределённой сети Пандора распределены по всем узлам сети, по компьютерам пользователей. И для того </text:p>
          </table:table-cell>
          <table:table-cell table:style-name="TimeLine.C2" office:value-type="string">
            <text:p text:style-name="P24"/>
          </table:table-cell>
        </table:table-row>
        <table:table-row>
          <table:table-cell table:style-name="TimeLine.A2" office:value-type="string">
            <text:p text:style-name="P61">Общение</text:p>
          </table:table-cell>
          <table:table-cell table:style-name="TimeLine.A2" office:value-type="string">
            <text:p text:style-name="P61">Переписка, аудио, видеозвонки, чаты</text:p>
          </table:table-cell>
          <table:table-cell table:style-name="TimeLine.C2" office:value-type="string">
            <text:p text:style-name="P24"/>
          </table:table-cell>
        </table:table-row>
        <table:table-row>
          <table:table-cell table:style-name="TimeLine.A2" office:value-type="string">
            <text:p text:style-name="P35">Доверие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17">Цель: описание сети доверия</text:p>
          </table:table-cell>
        </table:table-row>
        <table:table-row>
          <table:table-cell table:style-name="TimeLine.A2" office:value-type="string">
            <text:p text:style-name="P35">Платёжи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17">Цель: описание платёжной системы</text:p>
          </table:table-cell>
        </table:table-row>
        <table:table-row>
          <table:table-cell table:style-name="TimeLine.A2" office:value-type="string">
            <text:p text:style-name="P35">Аноны</text:p>
          </table:table-cell>
          <table:table-cell table:style-name="TimeLine.A2" office:value-type="string">
            <text:p text:style-name="P17">«Элита остаётся анонимной и вершит свои подлые дела. Чернь остаётся анонимной и по мелочи мстит за свою неполноценность».</text:p>
            <text:p text:style-name="P39">И вот он, насував себе полную корзинку каких-нибудь там геномодифицированных огурцов, радостный бежит под облаков химтрейлов к...</text:p>
          </table:table-cell>
          <table:table-cell table:style-name="TimeLine.C2" office:value-type="string">
            <text:p text:style-name="P17">Цель: о вреде анонимности</text:p>
          </table:table-cell>
        </table:table-row>
        <table:table-row>
          <table:table-cell table:style-name="TimeLine.A2" office:value-type="string">
            <text:p text:style-name="P35">Репутация</text:p>
          </table:table-cell>
          <table:table-cell table:style-name="TimeLine.A2" office:value-type="string">
            <text:p text:style-name="P20">«<text:span text:style-name="T7">Поразительно, вместо того, чтобы продвигать развитие человеческой цивилизации, вместо того, чтобы заботиться о планете, эти мартышки озабочены только сохранением своего исторически сложившегося паразитического положения.</text:span></text:p>
            <text:p text:style-name="P20"/>
            <text:p text:style-name="P20"><text:span text:style-name="T16">Человек, вместо того, чтобы осознать себя частью человечества и пытаться вносить вклад в развитие цивилизации, пытается любыми способами вспорхнуть на верхнюю жёрдочку социальной иерархии».</text:span></text:p>
          </table:table-cell>
          <table:table-cell table:style-name="TimeLine.C2" office:value-type="string">
            <text:p text:style-name="P18">Цель: роль личности</text:p>
          </table:table-cell>
        </table:table-row>
        <table:table-row>
          <table:table-cell table:style-name="TimeLine.A2" office:value-type="string">
            <text:p text:style-name="P35">Созидание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18">Цель: о <text:span text:style-name="T17">разрушении и созидании</text:span></text:p>
          </table:table-cell>
        </table:table-row>
        <table:table-row>
          <table:table-cell table:style-name="TimeLine.A2" office:value-type="string">
            <text:p text:style-name="P35">Мотивация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19">Цель: о мотивации и дисциплине</text:p>
          </table:table-cell>
        </table:table-row>
        <table:table-row>
          <table:table-cell table:style-name="TimeLine.A2" office:value-type="string">
            <text:p text:style-name="P35">Вождь</text:p>
          </table:table-cell>
          <table:table-cell table:style-name="TimeLine.A2" office:value-type="string">
            <text:p text:style-name="P35">Все ждут вождя. Давай, будешь вождём.</text:p>
            <text:p text:style-name="P35">Ленин был, где спасибо? Это тупик. Люди должны самоорганизоваться или сдохнуть.</text:p>
            <text:p text:style-name="P35"/>
            <text:p text:style-name="P40">Если человек стянул на себя все политические <text:soft-page-break/>функции и его убили, то общество оставшись без вождя разбредается как бараны. Нельзя замыкать развитие сообщества на одном человеке. <text:span text:style-name="T31">Должна быть не просто команда, а распределённая структура людей, от которых зависит развитие.</text:span></text:p>
          </table:table-cell>
          <table:table-cell table:style-name="TimeLine.C2" office:value-type="string">
            <text:p text:style-name="P21">Цель: о вождизме и взаимодействии</text:p>
          </table:table-cell>
        </table:table-row>
        <table:table-row>
          <table:table-cell table:style-name="TimeLine.A2" office:value-type="string">
            <text:p text:style-name="P35">Вики</text:p>
          </table:table-cell>
          <table:table-cell table:style-name="TimeLine.A2" office:value-type="string">
            <text:p text:style-name="P38">Что такое АИ? Это когда записные эксперды, прикормленные корпорациями, <text:span text:style-name="T30">на одобренном Ропотребнадзором сайте</text:span>, авторитетно высирают заданную картин<text:span text:style-name="T30">к</text:span>у <text:span text:style-name="T30">мировосприятия</text:span>.</text:p>
          </table:table-cell>
          <table:table-cell table:style-name="TimeLine.C2" office:value-type="string">
            <text:p text:style-name="P22">Цель: о википедии, <text:span text:style-name="T23">об относительных рейтингах статей</text:span></text:p>
          </table:table-cell>
        </table:table-row>
        <table:table-row>
          <table:table-cell table:style-name="TimeLine.A2" office:value-type="string">
            <text:p text:style-name="P35">Коммерц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23">Цель: <text:span text:style-name="T25">об объявлениях</text:span></text:p>
          </table:table-cell>
        </table:table-row>
        <table:table-row>
          <table:table-cell table:style-name="TimeLine.A2" office:value-type="string">
            <text:p text:style-name="P37">Законы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23"/>
          </table:table-cell>
        </table:table-row>
        <table:table-row>
          <table:table-cell table:style-name="TimeLine.A2" office:value-type="string">
            <text:p text:style-name="P35">Криминал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P23"/>
          </table:table-cell>
        </table:table-row>
        <table:table-row>
          <table:table-cell table:style-name="TimeLine.A2" office:value-type="string">
            <text:p text:style-name="P36">Суды</text:p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P41">Сообщество</text:p>
          </table:table-cell>
          <table:table-cell table:style-name="TimeLine.A2" office:value-type="string">
            <text:p text:style-name="P42">Тухлое квакающее болото под названием «российское ИТ-сообщество». <text:span text:style-name="T32">Откровения Сноудена – болото немножко побулькало, попенилось и снова утихло.</text:span></text:p>
            <text:p text:style-name="P43">И ситуация не улучшается, а усугубляется. Молодё<text:span text:style-name="T32">ж</text:span>ь, лишённая реального сектора экономики, витает в облаках, и вместо того чтобы писать полезный код, кривляется друг перед другом в форумах и в комментариях к статьям.</text:p>
            <text:p text:style-name="P44">Два года назад я опубликовал идею Пандоры, чувствуя, что одному мне не справиться, и надеясь, что найдётся несколько молодых девелоперов, готовых мне помочь. И что вы-таки думаете? Не было прислано ни одной строчки. Даже не было задано ни одного вопроса по коду или алгоритмам.</text:p>
            <text:p text:style-name="P45">Пытаются запилить свои корпорации, чтобы улучшить жизнь. Они не могут выйти за пределы прадигмы успеха среди корпораций. А ещё Эйнштейн говорит, что нельзя решить проблему на том уровне, на каком она создана.<text:line-break/>Чтобы заменить корпоративно-тоталитарную мотивационную модель, и преобразовать долларовую обезьяну в человека, нужно создать другую мотивационную модель, придумать другие правила игры.</text:p>
            <text:p text:style-name="P43">Жареный петух конечно штука хорошая, но понимаете вы или нет, может наступить такой момент, что клевок придёт уже слишком поздно</text:p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P51">Вопросы</text:p>
          </table:table-cell>
          <table:table-cell table:style-name="TimeLine.A2" office:value-type="string">
            <text:p text:style-name="P51">К властьимущим (волкам)</text:p>
            <text:p text:style-name="P51">К быдлу (овцам)</text:p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ext:soft-page-break/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  <table:table-row>
          <table:table-cell table:style-name="TimeLine.A2" office:value-type="string">
            <text:p text:style-name="Table_20_Contents"/>
          </table:table-cell>
          <table:table-cell table:style-name="TimeLine.A2" office:value-type="string">
            <text:p text:style-name="Table_20_Contents"/>
          </table:table-cell>
          <table:table-cell table:style-name="TimeLine.C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7:51:34.786403815</meta:creation-date>
    <dc:date>2015-05-09T13:42:57.012367730</dc:date>
    <meta:editing-duration>P8DT2H56M17S</meta:editing-duration>
    <meta:editing-cycles>64</meta:editing-cycles>
    <meta:generator>LibreOffice/4.2.3.3$Linux_x86 LibreOffice_project/882f8a0a489bc99a9e60c7905a60226254cb6ff0</meta:generator>
    <meta:document-statistic meta:table-count="1" meta:image-count="0" meta:object-count="0" meta:page-count="7" meta:paragraph-count="111" meta:word-count="1422" meta:character-count="10529" meta:non-whitespace-character-count="9217"/>
  </office:meta>
</office:document-meta>
</file>